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justify" fo:margin-bottom="0in" fo:line-height="150%" fo:text-indent="0.4923in"/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P2" style:parent-style-name="Обычный" style:family="paragraph">
      <style:paragraph-properties fo:text-indent="0.4923in"/>
      <style:text-properties style:font-name="Times New Roman" style:font-name-complex="Times New Roman" fo:font-size="14pt" style:font-size-asian="14pt"/>
    </style:style>
    <style:style style:name="P3" style:parent-style-name="xsvsqp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4" style:parent-style-name="xsvsqp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5" style:parent-style-name="Обычный" style:family="paragraph">
      <style:paragraph-properties fo:text-align="justify" style:vertical-align="baseline" fo:margin-bottom="0in" fo:line-height="150%" fo:text-indent="0.4923in" fo:background-color="#FFFFFF"/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justify" style:vertical-align="baseline" fo:margin-bottom="0in" fo:line-height="150%" fo:text-indent="0.4923in" fo:background-color="#FFFFFF"/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justify" style:vertical-align="baseline" fo:margin-bottom="0in" fo:line-height="150%" fo:text-indent="0.4923in" fo:background-color="#FFFFFF"/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justify" style:vertical-align="baseline" fo:margin-top="0.0694in" fo:margin-bottom="0in" fo:line-height="150%" fo:text-indent="0.4923in" fo:background-color="#FFFFFF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justify" style:vertical-align="baseline" fo:margin-top="0.0694in" fo:margin-bottom="0in" fo:line-height="150%" fo:text-indent="0.4923in" fo:background-color="#FFFFFF"/>
      <style:text-properties style:font-name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align="justify" fo:margin-bottom="0in" fo:text-indent="0.4923in"/>
      <style:text-properties style:font-name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text-align="justify" fo:margin-bottom="0in" fo:text-indent="0.4923in"/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justify" fo:margin-bottom="0in" fo:text-indent="0.4923in"/>
      <style:text-properties style:font-name="Times New Roman" style:font-name-complex="Times New Roman" fo:font-size="14pt" style:font-size-asian="14pt" style:font-size-complex="14pt"/>
    </style:style>
    <style:style style:name="P13" style:parent-style-name="gazs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14" style:parent-style-name="gazs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15" style:parent-style-name="gazs" style:family="paragraph">
      <style:paragraph-properties fo:text-align="justify" style:vertical-align="baseline" fo:margin-top="0in" fo:margin-bottom="0in" fo:line-height="150%" fo:text-indent="0.4923in" fo:background-color="#FFFFFF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0" style:parent-style-name="gazs" style:family="paragraph">
      <style:paragraph-properties fo:text-align="center" style:vertical-align="baseline" fo:margin-top="0in" fo:margin-bottom="0in" fo:line-height="150%" fo:text-indent="0.4923in" fo:background-color="#FFFFFF"/>
    </style:style>
    <style:style style:name="T2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gazs" style:family="paragraph">
      <style:paragraph-properties fo:text-align="justify" style:vertical-align="baseline" fo:margin-top="0in" fo:margin-bottom="0in" fo:line-height="150%" fo:text-indent="0.4923in" fo:background-color="#FFFFFF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9" style:parent-style-name="gazs" style:family="paragraph">
      <style:paragraph-properties fo:text-align="center" style:vertical-align="baseline" fo:margin-top="0in" fo:margin-bottom="0in" fo:line-height="150%" fo:text-indent="0.4923in" fo:background-color="#FFFFFF"/>
    </style:style>
    <style:style style:name="T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gazs" style:family="paragraph">
      <style:paragraph-properties fo:text-align="center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33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P34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P35" style:parent-style-name="Обычный" style:family="paragraph">
      <style:paragraph-properties fo:text-align="justify" fo:margin-bottom="0in" fo:line-height="150%" fo:text-indent="0.4923in"/>
    </style:style>
    <style:style style:name="T36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P37" style:parent-style-name="Обычный" style:family="paragraph">
      <style:paragraph-properties fo:text-align="justify" fo:margin-bottom="0in" fo:line-height="150%" fo:text-indent="0.4923in"/>
    </style:style>
    <style:style style:name="T38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T39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T40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T41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T42" style:parent-style-name="Основнойшрифтабзаца" style:family="text">
      <style:text-properties style:font-name="Times New Roman" style:font-name-complex="Times New Roman" style:font-weight-complex="bold" fo:color="#181B22" fo:font-size="14pt" style:font-size-asian="14pt" style:font-size-complex="14pt" fo:background-color="#FFFFFF"/>
    </style:style>
    <style:style style:name="P43" style:parent-style-name="Обычный" style:family="paragraph">
      <style:paragraph-properties fo:text-align="center" fo:margin-bottom="0in" fo:line-height="150%" fo:text-indent="0.4923in"/>
    </style:style>
    <style:style style:name="T44" style:parent-style-name="Основнойшрифтабзаца" style:family="text">
      <style:text-properties style:font-name="Times New Roman" style:font-name-complex="Times New Roman" style:font-weight-complex="bold" fo:color="#181B22" fo:font-size="14pt" style:font-size-asian="14pt" style:font-size-complex="14pt" fo:background-color="#FFFFFF"/>
    </style:style>
    <style:style style:name="T45" style:parent-style-name="Основнойшрифтабзаца" style:family="text">
      <style:text-properties style:font-name="Times New Roman" style:font-name-complex="Times New Roman" style:font-weight-complex="bold" fo:color="#181B22" fo:font-size="14pt" style:font-size-asian="14pt" style:font-size-complex="14pt" fo:background-color="#FFFFFF"/>
    </style:style>
    <style:style style:name="T46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P47" style:parent-style-name="Обычный" style:family="paragraph">
      <style:paragraph-properties fo:text-align="center" fo:margin-bottom="0in" fo:line-height="150%" fo:text-indent="0.4923in"/>
    </style:style>
    <style:style style:name="T48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T49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/>
    </style:style>
    <style:style style:name="P50" style:parent-style-name="Обычный" style:family="paragraph">
      <style:paragraph-properties fo:text-align="justify" fo:margin-bottom="0in" fo:line-height="150%" fo:text-indent="0.4923in"/>
    </style:style>
    <style:style style:name="T51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P52" style:parent-style-name="Обычный" style:family="paragraph">
      <style:paragraph-properties fo:text-align="justify" fo:margin-bottom="0in" fo:line-height="150%" fo:text-indent="0.4923in"/>
    </style:style>
    <style:style style:name="T53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P54" style:parent-style-name="Обычный" style:family="paragraph">
      <style:paragraph-properties fo:text-align="justify" fo:margin-bottom="0in" fo:line-height="150%" fo:text-indent="0.4923in"/>
    </style:style>
    <style:style style:name="T55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T56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T57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T58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T59" style:parent-style-name="Основнойшрифтабзаца" style:family="text">
      <style:text-properties style:font-name="Times New Roman" style:font-name-complex="Times New Roman" style:font-weight-complex="bold" fo:color="#181B22" fo:font-size="14pt" style:font-size-asian="14pt" style:font-size-complex="14pt" fo:background-color="#FFFFFF"/>
    </style:style>
    <style:style style:name="P60" style:parent-style-name="Обычный" style:family="paragraph">
      <style:paragraph-properties fo:text-align="center" fo:margin-bottom="0in" fo:line-height="150%" fo:text-indent="0.4923in"/>
    </style:style>
    <style:style style:name="T61" style:parent-style-name="Основнойшрифтабзаца" style:family="text">
      <style:text-properties style:font-name="Times New Roman" style:font-name-complex="Times New Roman" style:font-weight-complex="bold" fo:color="#181B22" fo:font-size="14pt" style:font-size-asian="14pt" style:font-size-complex="14pt" fo:background-color="#FFFFFF"/>
    </style:style>
    <style:style style:name="T62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P63" style:parent-style-name="Обычный" style:family="paragraph">
      <style:paragraph-properties fo:text-align="center" fo:margin-bottom="0in" fo:line-height="150%" fo:text-indent="0.4923in"/>
    </style:style>
    <style:style style:name="T64" style:parent-style-name="Основнойшрифтабзаца" style:family="text">
      <style:text-properties style:font-name="Times New Roman" style:font-name-complex="Times New Roman" fo:color="#181B22" fo:font-size="14pt" style:font-size-asian="14pt" style:font-size-complex="14pt" fo:background-color="#FFFFFF"/>
    </style:style>
  </office:automatic-styles>
  <office:body>
    <office:text text:use-soft-page-breaks="true">
      <text:p text:style-name="P1">Математические ставки на спорт — комплексный подход к ставкам на основе ценности исхода и стратегии управления банком.<text:s/></text:p>
      <text:p text:style-name="P2">Стратегии ставок на спорт</text:p>
      <text:p text:style-name="P3">Стратегия — системный подход к финансовому менеджменту при ставках<text:s/>на спорт.<text:s/></text:p>
      <text:p text:style-name="P4">Выделим пять популярных стратегий:</text:p>
      <text:list text:style-name="LFO1" text:continue-numbering="true">
        <text:list-item>
          <text:p text:style-name="P5">Критерий Келли;</text:p>
        </text:list-item>
        <text:list-item>
          <text:p text:style-name="P6">Стратегия Мартингейла или догон;</text:p>
        </text:list-item>
        <text:list-item>
          <text:p text:style-name="P7">Стратегия Даламбера;</text:p>
        </text:list-item>
        <text:list-item>
          <text:p text:style-name="P8">Флэт;</text:p>
        </text:list-item>
        <text:list-item>
          <text:p text:style-name="P9">Фиксированный процент.</text:p>
        </text:list-item>
      </text:list>
      <text:p text:style-name="P10"/>
      <text:p text:style-name="P11">Что такое маржа?</text:p>
      <text:p text:style-name="P12"><text:s/></text:p>
      <text:p text:style-name="P13">Коэффициент — вероятность исхода с учётом маржи букмекера.</text:p>
      <text:p text:style-name="P14">Маржа — комиссия букмекерской компании. За счёт неё БК остаётся в прибыли. По итогам матча или турнира букмекер может быть в минусе, но на дистанции маржа выведет<text:s/>БК<text:s/>в плюс.</text:p>
      <text:p text:style-name="P15"><text:span text:style-name="T16">Вероятность события вычисляется</text:span><text:span text:style-name="T17"><text:s/>по </text:span><text:span text:style-name="T18">формуле:</text:span><text:span text:style-name="T19"><text:s/></text:span></text:p>
      <text:p text:style-name="P20"><text:span text:style-name="T21">Р = 1 / K</text:span><text:span text:style-name="T22">, где K — коэффициент.</text:span></text:p>
      <text:p text:style-name="P23"><text:span text:style-name="T24">Р</text:span><text:span text:style-name="T25">азмер маржи<text:s/></text:span><text:span text:style-name="T26">определяется<text:s/></text:span><text:span text:style-name="T27">по </text:span><text:span text:style-name="T28">формуле:</text:span></text:p>
      <text:p text:style-name="P29"><text:span text:style-name="T30">M = (S — 1) х 100%</text:span><text:span text:style-name="T31">,<text:s/></text:span></text:p>
      <text:p text:style-name="P32">где S — сумма вероятностей исходов одного рынка.</text:p>
      <text:p text:style-name="P33"/>
      <text:p text:style-name="P34">Математическое ожидание в ставках на спорт и дисперсия</text:p>
      <text:p text:style-name="P35"><text:span text:style-name="T36">Математическое ожидание прибыли — ожидаемая прибыль от множества ставок с одинаковой вероятностью того или иного события.</text:span></text:p>
      <text:p text:style-name="P37"><text:span text:style-name="T38">М</text:span><text:span text:style-name="T39">атематическое ожидание прибыли<text:s/></text:span><text:span text:style-name="T40">вычисляется<text:s/></text:span><text:span text:style-name="T41">по </text:span><text:span text:style-name="T42">формуле:</text:span></text:p>
      <text:p text:style-name="P43"><text:span text:style-name="T44">М =<text:s/></text:span><text:span text:style-name="T45">N x F x (K х P — 1)</text:span><text:span text:style-name="T46">,<text:s/></text:span></text:p>
      <text:soft-page-break/>
      <text:p text:style-name="P47"><text:span text:style-name="T48">где N — количество заключенных пари, Р — вероятность по вашим расчётам, K — коэффициент, F — размер ставки.</text:span><text:span text:style-name="T49"><text:line-break/></text:span></text:p>
      <text:p text:style-name="P50"><text:span text:style-name="T51">Дисперсия — это неравномерное распределение величины вероятности события по отношению к её математическому ожиданию.</text:span></text:p>
      <text:p text:style-name="P52"><text:span text:style-name="T53">Например, при подбрасывании симметричной монеты с вероятностью 50% выпадет орёл или решка. В реальности монета может упасть одной из сторон несколько раз подряд. При множестве повторений соотношение выпадения орла и решки приблизится к 50%.</text:span></text:p>
      <text:p text:style-name="P54"><text:span text:style-name="T55">Вероятность</text:span><text:span text:style-name="T56"><text:s/>серии поражений<text:s/></text:span><text:span text:style-name="T57">определяется<text:s/></text:span><text:span text:style-name="T58">по </text:span><text:span text:style-name="T59">формуле:</text:span></text:p>
      <text:p text:style-name="P60"><text:span text:style-name="T61">Ms = (1 – 1 / К) ^ N х 100%</text:span><text:span text:style-name="T62">,<text:s/></text:span></text:p>
      <text:p text:style-name="P63"><text:span text:style-name="T64">где N — количество проигрышей в сери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xsvsqp" style:display-name="xsvsqp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gazs" style:display-name="gazs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kpoaujyf" style:display-name="kpoaujyf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черепах</meta:initial-creator>
    <dc:creator>черепах</dc:creator>
    <meta:creation-date>2023-09-27T20:27:00Z</meta:creation-date>
    <dc:date>2023-09-27T20:27:00Z</dc:date>
    <meta:template xlink:href="Normal.dotm" xlink:type="simple"/>
    <meta:editing-cycles>2</meta:editing-cycles>
    <meta:editing-duration>PT0S</meta:editing-duration>
    <meta:document-statistic meta:page-count="2" meta:paragraph-count="3" meta:word-count="245" meta:character-count="1642" meta:row-count="11" meta:non-whitespace-character-count="1400"/>
  </office:meta>
</office:document-meta>
</file>